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fo:font-size="9pt" style:font-size-asian="7.84999990463257pt" style:font-size-complex="9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54pt" style:font-size-asian="54pt" style:font-size-complex="54pt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6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7" style:family="paragraph" style:parent-style-name="Text_20_body" style:list-style-name="L2"/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Text_20_body">
      <style:paragraph-properties fo:margin-left="0.9846in" fo:margin-right="0in" fo:text-indent="0in" style:auto-text-indent="false"/>
    </style:style>
    <style:style style:name="P12" style:family="paragraph" style:parent-style-name="Text_20_body">
      <style:paragraph-properties fo:margin-left="0.9846in" fo:margin-right="0in" fo:text-align="center" style:justify-single-word="false" fo:text-indent="0in" style:auto-text-indent="false"/>
    </style:style>
    <style:style style:name="P13" style:family="paragraph" style:parent-style-name="Text_20_body">
      <style:paragraph-properties fo:margin-left="1.4772in" fo:margin-right="0in" fo:text-indent="0in" style:auto-text-indent="false"/>
    </style:style>
    <style:style style:name="P14" style:family="paragraph" style:parent-style-name="Text_20_body">
      <style:paragraph-properties fo:margin-left="1.4772in" fo:margin-right="0in" fo:text-indent="0in" style:auto-text-indent="false"/>
      <style:text-properties fo:font-style="italic" style:font-style-asian="italic" style:font-style-complex="italic"/>
    </style:style>
    <style:style style:name="P15" style:family="paragraph" style:parent-style-name="Text_20_body">
      <style:paragraph-properties fo:margin-left="1.4772in" fo:margin-right="0in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16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3">
      <style:paragraph-properties fo:break-before="page"/>
    </style:style>
    <style:style style:name="P19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use-window-font-color="true"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mono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mono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mono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Sistema de Gestión Aduanera TRIFIORI</text:p>
      <text:p text:style-name="P3"/>
      <text:p text:style-name="P3"/>
      <text:p text:style-name="P3">Manual de Instalació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ersión 3.14.16</text:p>
      <text:p text:style-name="P4">Edición 2008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a de Contenidos</text:p>
          </text:index-title>
          <text:p text:style-name="P16">Introducción<text:tab/>3</text:p>
          <text:p text:style-name="P16">Configuración<text:tab/>4</text:p>
          <text:p text:style-name="P19">Base de datos<text:tab/>4</text:p>
          <text:p text:style-name="P19">Módulo para dispositivos móbiles<text:tab/>4</text:p>
          <text:p text:style-name="P19">Web Server<text:tab/>4</text:p>
          <text:p text:style-name="P20">Htaccess<text:tab/>4</text:p>
          <text:p text:style-name="P20">Certificados SSL<text:tab/>5</text:p>
          <text:p text:style-name="P19">Google Maps API<text:tab/>6</text:p>
          <text:p text:style-name="P19">Archivo ini<text:tab/>6</text:p>
          <text:p text:style-name="P20">db.adapter<text:tab/>6</text:p>
          <text:p text:style-name="P20">db.host<text:tab/>6</text:p>
          <text:p text:style-name="P20">db.username<text:tab/>6</text:p>
          <text:p text:style-name="P20">db.password<text:tab/>6</text:p>
          <text:p text:style-name="P20">db.name<text:tab/>6</text:p>
          <text:p text:style-name="P20">gmail.email<text:tab/>6</text:p>
          <text:p text:style-name="P20">gmail.username<text:tab/>7</text:p>
          <text:p text:style-name="P20">gmail.password<text:tab/>7</text:p>
          <text:p text:style-name="P20">google.gkey<text:tab/>7</text:p>
          <text:p text:style-name="P20">admin.email<text:tab/>7</text:p>
          <text:p text:style-name="P20">admin.name<text:tab/>7</text:p>
          <text:p text:style-name="P20">site.url<text:tab/>7</text:p>
          <text:p text:style-name="P16">Contacto<text:tab/>8</text:p>
        </text:index-body>
      </text:table-of-content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h text:style-name="Heading_20_1" text:outline-level="1"/>
      <text:p text:style-name="P10"/>
      <text:h text:style-name="Heading_20_1" text:outline-level="1">Introducción</text:h>
      <text:p text:style-name="Text_20_body">Por más que el sistema se ha probado en distintos entornos y sistemas operativos, se recomienda el uso de sistemas operativos Linux. Para lograr una instalación completa requiere tener instalado:</text:p>
      <text:list text:style-name="L2">
        <text:list-item>
          <text:p text:style-name="P7">mysql 5.0+</text:p>
        </text:list-item>
        <text:list-item>
          <text:p text:style-name="P7">php 5.2+</text:p>
        </text:list-item>
        <text:list-item>
          <text:p text:style-name="P7">webServer (por ejemplo: apache)</text:p>
        </text:list-item>
      </text:list>
      <text:p text:style-name="Text_20_body"/>
      <text:p text:style-name="Text_20_body">El manual de configuración está orientado a instalaciones en sistemas con Linux. Para instalar en otro entorno, contacte a un representante nuestro.</text:p>
      <text:p text:style-name="Text_20_body">Se recomienda que se hagan backups antes de seguir los pasos de este manual.</text:p>
      <text:h text:style-name="Heading_20_1" text:outline-level="1"/>
      <text:h text:style-name="P17" text:outline-level="1">Configuración</text:h>
      <text:h text:style-name="Heading_20_2" text:outline-level="2">Base de datos</text:h>
      <text:p text:style-name="Text_20_body">El sistema cuenta con scripts de creación e inserciones de prueba.</text:p>
      <text:p text:style-name="Text_20_body">Las inserciones de prueba servirán para que usuarios nuevos conozcan el sistema antes de su uso productivo.</text:p>
      <text:p text:style-name="Text_20_body">Para ejecutarlos ingrese los siguientes comandos:</text:p>
      <text:p text:style-name="Text_20_body"><draw:frame draw:style-name="fr1" draw:name="graphics1" text:anchor-type="paragraph" svg:x="0.0126in" svg:y="0.15in" svg:width="6.6665in" svg:height="0.052in" draw:z-index="0"><draw:image xlink:href="/usr/lib/openoffice/share/gallery/rulers/blurulr6.gif" xlink:type="simple" xlink:show="embed" xlink:actuate="onLoad"/></draw:frame></text:p>
      <text:p text:style-name="P15"><text:a xlink:type="simple" xlink:href="mailto:user@host">user@host</text:a>:~$ cd /pathDelSistema</text:p>
      <text:p text:style-name="P15"><text:a xlink:type="simple" xlink:href="mailto:user@host">user@host</text:a>:~$ cat mysql/trifiori_mysql.sql | mysql -u root -p</text:p>
      <text:p text:style-name="P15"><text:a xlink:type="simple" xlink:href="mailto:user@host">user@host</text:a>:~$ cat mysql/trifiori_inserts.sql | mysql -u root -p</text:p>
      <text:p text:style-name="Text_20_body"/>
      <text:p text:style-name="P8"><draw:frame draw:style-name="fr2" draw:name="graphics2" text:anchor-type="paragraph" svg:width="6.6665in" svg:height="0.052in" draw:z-index="1"><draw:image xlink:href="/usr/lib/openoffice/share/gallery/rulers/blurulr6.gif" xlink:type="simple" xlink:show="embed" xlink:actuate="onLoad"/></draw:frame></text:p>
      <text:p text:style-name="Text_20_body"/>
      <text:h text:style-name="Heading_20_2" text:outline-level="2">Módulo para dispositivos móbiles</text:h>
      <text:p text:style-name="Text_20_body">Para el correcto funcionamiento de esté módulo la librería tiene que modificar algunas tablas de la base de datos.</text:p>
      <text:p text:style-name="Text_20_body">Para lograrlo, ingrese los siguientes comandos:</text:p>
      <text:p text:style-name="Text_20_body"/>
      <text:p text:style-name="Text_20_body"><draw:frame draw:style-name="fr2" draw:name="graphics3" text:anchor-type="paragraph" svg:width="6.6665in" svg:height="0.052in" draw:z-index="2"><draw:image xlink:href="/usr/lib/openoffice/share/gallery/rulers/blurulr6.gif" xlink:type="simple" xlink:show="embed" xlink:actuate="onLoad"/></draw:frame></text:p>
      <text:p text:style-name="P14"><text:a xlink:type="simple" xlink:href="mailto:user@host">user@host</text:a>:~$ cd /pathDelSistema/library/tera-wurfl/admin</text:p>
      <text:p text:style-name="P15"><text:a xlink:type="simple" xlink:href="mailto:user@host">user@host</text:a>:~$ php5 tera_wurfl_updatedb.php</text:p>
      <text:p text:style-name="Text_20_body"/>
      <text:p text:style-name="P8"><draw:frame draw:style-name="fr2" draw:name="graphics4" text:anchor-type="paragraph" svg:width="6.6665in" svg:height="0.052in" draw:z-index="3"><draw:image xlink:href="/usr/lib/openoffice/share/gallery/rulers/blurulr6.gif" xlink:type="simple" xlink:show="embed" xlink:actuate="onLoad"/></draw:frame></text:p>
      <text:p text:style-name="Text_20_body"/>
      <text:h text:style-name="Heading_20_2" text:outline-level="2">Web Server</text:h>
      <text:p text:style-name="Text_20_body">Debe establecer como DocumentRoot directorio public/ de la aplicación.</text:p>
      <text:p text:style-name="Text_20_body">Consulte el manual de su web server para realizar este paso.</text:p>
      <text:h text:style-name="Heading_20_3" text:outline-level="3">Htaccess</text:h>
      <text:p text:style-name="Text_20_body">Si su webserver es apache y desea que el sitio sea sólo accesible con conexiones seguras, agregue el siguiente archivo en <text:span text:style-name="T1">/pathDelSistema/public/ </text:span><text:span text:style-name="T3">bajo el nombre de .htaccess</text:span></text:p>
      <text:p text:style-name="Text_20_body"><text:span text:style-name="T3"/></text:p>
      <text:p text:style-name="P11"><text:soft-page-break/><text:span text:style-name="T3"/></text:p>
      <text:p text:style-name="P12"><draw:frame draw:style-name="fr3" draw:name="graphics5" text:anchor-type="paragraph" svg:width="6.6665in" svg:height="0.052in" draw:z-index="4"><draw:image xlink:href="/usr/lib/openoffice/share/gallery/rulers/blurulr6.gif" xlink:type="simple" xlink:show="embed" xlink:actuate="onLoad"/></draw:frame><text:span text:style-name="T3"/></text:p>
      <text:p text:style-name="P13"><text:span text:style-name="T3">SSLOptions +StrictRequire</text:span></text:p>
      <text:p text:style-name="P13"><text:span text:style-name="T3">SSLRequireSSL</text:span></text:p>
      <text:p text:style-name="P13"><text:span text:style-name="T3">SSLRequire %{HTTP_HOST} eq "sitio.com.ar"</text:span></text:p>
      <text:p text:style-name="P13"><text:span text:style-name="T3">ErrorDocument 403 https://www.sitio.com.ar</text:span></text:p>
      <text:p text:style-name="P13"><text:span text:style-name="T3"/></text:p>
      <text:p text:style-name="P13"><text:span text:style-name="T3">RewriteEngine On</text:span></text:p>
      <text:p text:style-name="P13"><text:span text:style-name="T3">RewriteCond %{REQUEST_FILENAME} -s [OR]</text:span></text:p>
      <text:p text:style-name="P13"><text:span text:style-name="T3">RewriteCond %{REQUEST_FILENAME} -l [OR]</text:span></text:p>
      <text:p text:style-name="P13"><text:span text:style-name="T3">RewriteCond %{REQUEST_FILENAME} -d</text:span></text:p>
      <text:p text:style-name="P13"><text:span text:style-name="T3">RewriteRule ^.*$ - [NC,L]</text:span></text:p>
      <text:p text:style-name="P13"><text:span text:style-name="T3">RewriteRule ^.*$ /index.php [NC,L]</text:span></text:p>
      <text:p text:style-name="Text_20_body"/>
      <text:p text:style-name="P9"><draw:frame draw:style-name="fr3" draw:name="graphics6" text:anchor-type="paragraph" svg:width="6.6665in" svg:height="0.052in" draw:z-index="5"><draw:image xlink:href="/usr/lib/openoffice/share/gallery/rulers/blurulr6.gif" xlink:type="simple" xlink:show="embed" xlink:actuate="onLoad"/></draw:frame>Siendo sitio.com.ar su sitio.</text:p>
      <text:h text:style-name="Heading_20_3" text:outline-level="3">Certificados SSL</text:h>
      <text:p text:style-name="Text_20_body">Para que las transacciones del sitio sean seguras se utiliza conexiones SSL.</text:p>
      <text:p text:style-name="Text_20_body">Dentro del archivo de configuración de apache ingresar las siguientes líneas.</text:p>
      <text:p text:style-name="Text_20_body"/>
      <text:p text:style-name="P8"><draw:frame draw:style-name="fr3" draw:name="graphics7" text:anchor-type="paragraph" svg:width="6.6665in" svg:height="0.052in" draw:z-index="6"><draw:image xlink:href="/usr/lib/openoffice/share/gallery/rulers/blurulr6.gif" xlink:type="simple" xlink:show="embed" xlink:actuate="onLoad"/></draw:frame></text:p>
      <text:p text:style-name="P13">&lt;VirtualHost _default_:443&gt;</text:p>
      <text:p text:style-name="P13">DocumentRoot “/var/www/localhost/ssl”</text:p>
      <text:p text:style-name="P13">ServerName www.sitio.com.ar:443</text:p>
      <text:p text:style-name="P13">SSLEngine on</text:p>
      <text:p text:style-name="P13">SSLCipherSuite ALL:!ADH:!EXPORT56:RC4+RSA…</text:p>
      <text:p text:style-name="P13">SSLCertificateFile /path/al/certificado</text:p>
      <text:p text:style-name="P13">SSLCertificateKeyFile /path/a/la/clave/publica</text:p>
      <text:p text:style-name="P13">&lt;/VirtualHost&gt;</text:p>
      <text:h text:style-name="Heading_20_2" text:outline-level="2"/>
      <text:p text:style-name="P8"><draw:frame draw:style-name="fr3" draw:name="graphics8" text:anchor-type="paragraph" svg:width="6.6665in" svg:height="0.052in" draw:z-index="7"><draw:image xlink:href="/usr/lib/openoffice/share/gallery/rulers/blurulr6.gif" xlink:type="simple" xlink:show="embed" xlink:actuate="onLoad"/></draw:frame><text:span text:style-name="T2">Siendo </text:span><text:a xlink:type="simple" xlink:href="http://www.sitio.com.ar/">www.sitio.com.ar</text:a><text:span text:style-name="T2"> la url de su sitio.</text:span></text:p>
      <text:p text:style-name="Text_20_body"/>
      <text:h text:style-name="Heading_20_2" text:outline-level="2"><text:soft-page-break/>Google Maps API</text:h>
      <text:p text:style-name="Text_20_body">El sistema hace uso de la API de google para mostrar la ubicación de los puertos.</text:p>
      <text:p text:style-name="Text_20_body">Para usarla deberá generar una nueva clave en <text:a xlink:type="simple" xlink:href="http://code.google.com/apis/maps/">http://code.google.com/apis/maps/</text:a></text:p>
      <text:p text:style-name="Text_20_body">Más adelante se explicará cómo insertarla en el config.ini del sitio.</text:p>
      <text:p text:style-name="Text_20_body"/>
      <text:h text:style-name="Heading_20_2" text:outline-level="2">Archivo ini</text:h>
      <text:p text:style-name="Text_20_body">El sistema saca toda la información para su correcta configuración de un archivo .ini.</text:p>
      <text:p text:style-name="Text_20_body">El archivo se encuentra en <text:span text:style-name="T1">/pathDelSistema/config/config.ini</text:span><text:span text:style-name="T3">. Deberá editarlo con cualquier editor de texto. A continuación se detallan cada uno de sus campos.</text:span></text:p>
      <text:p text:style-name="Text_20_body"><text:span text:style-name="T3"/></text:p>
      <text:h text:style-name="Heading_20_3" text:outline-level="3"><text:span text:style-name="T3">db.adapter</text:span></text:h>
      <text:p text:style-name="Text_20_body"><text:span text:style-name="T3">Adaptador para la base de datos. Como se usará mysql el adaptador es PDO_MYSQL.</text:span></text:p>
      <text:p text:style-name="Text_20_body"><text:span text:style-name="T3">Ejemplo: db.adapter=PDO_MYSQL</text:span></text:p>
      <text:p text:style-name="Text_20_body"/>
      <text:h text:style-name="Heading_20_3" text:outline-level="3"><text:span text:style-name="T3">db.host</text:span></text:h>
      <text:p text:style-name="Text_20_body"><text:span text:style-name="T3">Dirección donde se encuentra la base de datos.</text:span></text:p>
      <text:p text:style-name="Text_20_body"><text:span text:style-name="T3">Ejemplo: db.host=localhost</text:span></text:p>
      <text:h text:style-name="Heading_20_3" text:outline-level="3"><text:span text:style-name="T3">db.username</text:span></text:h>
      <text:p text:style-name="Text_20_body"><text:span text:style-name="T3">Nombre de usuario de la base de datos.</text:span></text:p>
      <text:p text:style-name="Text_20_body"><text:span text:style-name="T3">Ejemplo: db.username=usuario</text:span></text:p>
      <text:h text:style-name="Heading_20_3" text:outline-level="3"><text:span text:style-name="T3">db.password</text:span></text:h>
      <text:p text:style-name="Text_20_body"><text:span text:style-name="T3">Contraseña de la base de datos.</text:span></text:p>
      <text:p text:style-name="Text_20_body"><text:span text:style-name="T3">Ejemplo: db.password=password</text:span></text:p>
      <text:p text:style-name="Text_20_body"><text:span text:style-name="T3"/></text:p>
      <text:h text:style-name="Heading_20_3" text:outline-level="3"><text:span text:style-name="T3">db.name</text:span></text:h>
      <text:p text:style-name="Text_20_body"><text:span text:style-name="T3">Nombre de la base de datos. En este caso trifiori.</text:span></text:p>
      <text:p text:style-name="Text_20_body"><text:span text:style-name="T3">Ejemplo: db.dbname=trifiori</text:span></text:p>
      <text:p text:style-name="Text_20_body"><text:span text:style-name="T3"/></text:p>
      <text:h text:style-name="Heading_20_3" text:outline-level="3"><text:span text:style-name="T3">gmail.email</text:span></text:h>
      <text:p text:style-name="Text_20_body"><text:span text:style-name="T3">Cuenta de gmail para el envio de logs y cambios de contraseña.</text:span></text:p>
      <text:p text:style-name="Text_20_body"><text:soft-page-break/><text:span text:style-name="T3">Ejemplo: </text:span><text:span text:style-name="T3">gmail.email=trifiori@gmail.com</text:span></text:p>
      <text:h text:style-name="Heading_20_3" text:outline-level="3"><text:span text:style-name="T3">gmail.username</text:span></text:h>
      <text:p text:style-name="Text_20_body"><text:span text:style-name="T3">Nombre de usuario para ingresar en gmail.</text:span></text:p>
      <text:p text:style-name="Text_20_body"><text:span text:style-name="T3">Ejemplo: gmail.username=trifiori</text:span></text:p>
      <text:p text:style-name="Text_20_body"><text:span text:style-name="T3"/></text:p>
      <text:h text:style-name="Heading_20_3" text:outline-level="3"><text:span text:style-name="T3">gmail.password</text:span></text:h>
      <text:p text:style-name="Text_20_body"><text:span text:style-name="T3">Contraseña de la cuenta de gmail.</text:span></text:p>
      <text:p text:style-name="Text_20_body"><text:span text:style-name="T3">Ejemplo: gmail.password=password</text:span></text:p>
      <text:p text:style-name="Text_20_body"><text:span text:style-name="T3"/></text:p>
      <text:h text:style-name="Heading_20_3" text:outline-level="3"><text:span text:style-name="T3">google.gkey</text:span></text:h>
      <text:p text:style-name="Text_20_body"><text:span text:style-name="T3">Key para la API de google.</text:span></text:p>
      <text:p text:style-name="Text_20_body"><text:span text:style-name="T3">Ejemplo: google.gkey=ABQIAAAAogZkgR-yiG5StkZ1nsoMFhT2yXp_ZAY8_ufC3CFXhHIE1NvwkxRsk1zxhN2xzEpG4eDtlWZ3a7-ijA</text:span></text:p>
      <text:p text:style-name="Text_20_body"><text:span text:style-name="T3"/></text:p>
      <text:h text:style-name="Heading_20_3" text:outline-level="3"><text:span text:style-name="T3">admin.email</text:span></text:h>
      <text:p text:style-name="Text_20_body"><text:span text:style-name="T3">Dirección de e-mail del administrador donde se enviarán los logs del sitio si se desea.</text:span></text:p>
      <text:p text:style-name="Text_20_body"><text:span text:style-name="T3">Ejemplo: </text:span><text:a xlink:type="simple" xlink:href="mailto:admin.email%3Dadmin@sistema.com.ar"><text:span text:style-name="T4">admin.email=admin@sistema.com.ar</text:span></text:a></text:p>
      <text:p text:style-name="Text_20_body"><text:span text:style-name="T4"/></text:p>
      <text:h text:style-name="Heading_20_3" text:outline-level="3"><text:span text:style-name="T3">admin.name</text:span></text:h>
      <text:p text:style-name="Text_20_body"><text:span text:style-name="T3">Nombre del administrador.</text:span></text:p>
      <text:p text:style-name="Text_20_body"><text:span text:style-name="T3">Ejemplo admin.name=Jorge</text:span></text:p>
      <text:p text:style-name="Text_20_body"><text:span text:style-name="T3"/></text:p>
      <text:h text:style-name="Heading_20_3" text:outline-level="3"><text:span text:style-name="T3">site.url</text:span></text:h>
      <text:p text:style-name="Text_20_body"><text:span text:style-name="T3">URL del sitio.</text:span></text:p>
      <text:p text:style-name="Text_20_body"><text:span text:style-name="T3">Ejemplo: site.url=http://www.sitio.com.ar</text:span></text:p>
      <text:h text:style-name="P18" text:outline-level="3"/>
      <text:h text:style-name="Heading_20_1" text:outline-level="1">Contacto</text:h>
      <text:p text:style-name="Text_20_body"/>
      <text:p text:style-name="Text_20_body">Para cualquier sugerencia o pregunta no dude en escribir a soporte@trifiori.com.ar o llamar a nuestras oficinas (horario de atención 8 a 19 hs), al +54-11-4666-123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9pt" style:font-size-asian="7.84999990463257pt" style:font-size-complex="9pt"/>
    </style:style>
    <style:style style:name="T1" style:family="text">
      <style:text-properties fo:font-style="italic" style:font-style-asian="italic" style:font-style-complex="italic"/>
    </style:style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<text:span text:style-name="T1">Manual de Instalación<text:tab/>Versión 3.14.16</text:span><text:tab/><text:span text:style-name="T1">Trifiori © 200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ximiliano Vidal</meta:initial-creator>
    <meta:creation-date>2008-12-18T04:44:30</meta:creation-date>
    <dc:date>2008-12-18T22:42:40</dc:date>
    <meta:editing-cycles>70</meta:editing-cycles>
    <meta:editing-duration>PT16H38M16S</meta:editing-duration>
    <meta:user-defined meta:name="Info 1"/>
    <meta:user-defined meta:name="Info 2"/>
    <meta:user-defined meta:name="Info 3"/>
    <meta:user-defined meta:name="Info 4"/>
    <meta:document-statistic meta:table-count="0" meta:image-count="8" meta:object-count="0" meta:page-count="8" meta:paragraph-count="121" meta:word-count="676" meta:character-count="4537"/>
  </office:meta>
</office:document-meta>
</file>